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35E6AAF6DAB409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6.983cm" fo:margin-left="0cm" style:page-number="auto" fo:break-before="page" table:align="left"/>
    </style:style>
    <style:style style:name="Table1.A" style:family="table-column">
      <style:table-column-properties style:column-width="2.429cm"/>
    </style:style>
    <style:style style:name="Table1.B" style:family="table-column">
      <style:table-column-properties style:column-width="14.554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text-properties officeooo:paragraph-rsid="00186f9a"/>
    </style:style>
    <style:style style:name="P2" style:family="paragraph" style:parent-style-name="Text_20_body">
      <style:text-properties officeooo:paragraph-rsid="00721d25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officeooo:paragraph-rsid="003f068d"/>
    </style:style>
    <style:style style:name="P7" style:family="paragraph" style:parent-style-name="Text_20_body">
      <style:paragraph-properties fo:margin-top="0cm" fo:margin-bottom="0cm" loext:contextual-spacing="false"/>
      <style:text-properties officeooo:rsid="015f76ae" officeooo:paragraph-rsid="01b609a6"/>
    </style:style>
    <style:style style:name="P8" style:family="paragraph" style:parent-style-name="Heading_20_2">
      <style:text-properties officeooo:paragraph-rsid="01c46a5b"/>
    </style:style>
    <style:style style:name="P9" style:family="paragraph" style:parent-style-name="Heading_20_2">
      <style:text-properties officeooo:paragraph-rsid="01d010a4"/>
    </style:style>
    <style:style style:name="P10" style:family="paragraph" style:parent-style-name="Heading_20_2">
      <style:paragraph-properties fo:margin-top="0.101cm" fo:margin-bottom="0.199cm" loext:contextual-spacing="false"/>
      <style:text-properties fo:font-size="16.1000003814697pt" fo:font-weight="bold" officeooo:rsid="01f191a8" officeooo:paragraph-rsid="01f191a8" style:font-size-asian="16.1000003814697pt" style:font-weight-asian="bold" style:font-size-complex="16.1000003814697pt" style:font-weight-complex="bold"/>
    </style:style>
    <style:style style:name="P11" style:family="paragraph" style:parent-style-name="Heading_20_4">
      <style:text-properties officeooo:rsid="018dc0c7" officeooo:paragraph-rsid="018dc0c7"/>
    </style:style>
    <style:style style:name="P12" style:family="paragraph" style:parent-style-name="Heading_20_4">
      <style:text-properties officeooo:paragraph-rsid="01f7363c"/>
    </style:style>
    <style:style style:name="P13" style:family="paragraph" style:parent-style-name="Heading_20_4">
      <style:text-properties style:font-name="Liberation Sans" fo:font-size="13.3000001907349pt" fo:font-style="italic" fo:font-weight="bold" officeooo:rsid="0245ef0b" officeooo:paragraph-rsid="0245ef0b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14" style:family="paragraph" style:parent-style-name="Heading_20_5">
      <style:text-properties officeooo:paragraph-rsid="0218b496"/>
    </style:style>
    <style:style style:name="P15" style:family="paragraph" style:parent-style-name="Heading_20_5">
      <style:text-properties officeooo:paragraph-rsid="0220b3fa"/>
    </style:style>
    <style:style style:name="P16" style:family="paragraph" style:parent-style-name="Preformatted_20_Text">
      <style:text-properties fo:font-size="8pt" style:font-size-asian="8pt" style:font-size-complex="8pt"/>
    </style:style>
    <style:style style:name="P17" style:family="paragraph" style:parent-style-name="Preformatted_20_Text">
      <style:text-properties officeooo:rsid="021edcbe" officeooo:paragraph-rsid="021edcbe"/>
    </style:style>
    <style:style style:name="P18" style:family="paragraph" style:parent-style-name="Preformatted_20_Text">
      <style:text-properties officeooo:rsid="02321433" officeooo:paragraph-rsid="02321433"/>
    </style:style>
    <style:style style:name="P19" style:family="paragraph" style:parent-style-name="Preformatted_20_Text">
      <style:text-properties officeooo:paragraph-rsid="02321433"/>
    </style:style>
    <style:style style:name="P20" style:family="paragraph" style:parent-style-name="Preformatted_20_Text" style:list-style-name="L9">
      <loext:graphic-properties draw:fill="none"/>
      <style:paragraph-properties fo:margin-top="0cm" fo:margin-bottom="0cm" loext:contextual-spacing="false" fo:background-color="transparent"/>
      <style:text-properties fo:font-size="12pt" officeooo:rsid="0189d468" officeooo:paragraph-rsid="009eaf19" style:font-size-asian="10.5pt" style:font-size-complex="12pt"/>
    </style:style>
    <style:style style:name="P21" style:family="paragraph" style:parent-style-name="Preformatted_20_Text" style:list-style-name="L10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22" style:family="paragraph" style:parent-style-name="Preformatted_20_Text" style:list-style-name="L11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23" style:family="paragraph" style:parent-style-name="Preformatted_20_Text" style:list-style-name="L12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24" style:family="paragraph" style:parent-style-name="Preformatted_20_Text" style:list-style-name="L13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25" style:family="paragraph" style:parent-style-name="Preformatted_20_Text" style:list-style-name="L15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font-size="12pt" officeooo:rsid="01ec89c1" officeooo:paragraph-rsid="01ec89c1" style:font-size-asian="10.5pt" style:font-size-complex="12pt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font-size="12pt" officeooo:rsid="023b994e" officeooo:paragraph-rsid="023b994e" style:font-size-asian="10.5pt" style:font-size-complex="12pt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officeooo:paragraph-rsid="01ec89c1"/>
    </style:style>
    <style:style style:name="P2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font-size="12pt" officeooo:rsid="01ec89c1" officeooo:paragraph-rsid="01ec89c1" style:font-size-asian="10.5pt" style:font-size-complex="12pt"/>
    </style:style>
    <style:style style:name="P30" style:family="paragraph" style:parent-style-name="Standard">
      <style:text-properties officeooo:rsid="02512d54" officeooo:paragraph-rsid="02512d54"/>
    </style:style>
    <style:style style:name="P31" style:family="paragraph" style:parent-style-name="Text_20_body" style:list-style-name="L1">
      <style:text-properties officeooo:paragraph-rsid="01e50657"/>
    </style:style>
    <style:style style:name="P32" style:family="paragraph" style:parent-style-name="Text_20_body" style:list-style-name="L2">
      <style:text-properties officeooo:rsid="006abcc8" officeooo:paragraph-rsid="006abcc8"/>
    </style:style>
    <style:style style:name="P33" style:family="paragraph" style:parent-style-name="Text_20_body" style:list-style-name="L3">
      <style:text-properties officeooo:paragraph-rsid="01858210"/>
    </style:style>
    <style:style style:name="P34" style:family="paragraph" style:parent-style-name="Text_20_body" style:list-style-name="L3">
      <style:text-properties officeooo:rsid="017f4bd2" officeooo:paragraph-rsid="017f4bd2"/>
    </style:style>
    <style:style style:name="P35" style:family="paragraph" style:parent-style-name="Text_20_body" style:list-style-name="L3">
      <style:text-properties officeooo:rsid="01811c1a" officeooo:paragraph-rsid="01811c1a"/>
    </style:style>
    <style:style style:name="P36" style:family="paragraph" style:parent-style-name="Text_20_body" style:list-style-name="L4">
      <style:text-properties officeooo:paragraph-rsid="022ba845"/>
    </style:style>
    <style:style style:name="P37" style:family="paragraph" style:parent-style-name="Text_20_body" style:list-style-name="L4">
      <style:text-properties officeooo:paragraph-rsid="01ea4783"/>
    </style:style>
    <style:style style:name="P38" style:family="paragraph" style:parent-style-name="Text_20_body" style:list-style-name="L4">
      <style:text-properties officeooo:rsid="01d010a4" officeooo:paragraph-rsid="01d010a4"/>
    </style:style>
    <style:style style:name="P39" style:family="paragraph" style:parent-style-name="Text_20_body" style:list-style-name="L4">
      <style:text-properties officeooo:rsid="0184d70b" officeooo:paragraph-rsid="0184d70b"/>
    </style:style>
    <style:style style:name="P40" style:family="paragraph" style:parent-style-name="Text_20_body" style:list-style-name="L4">
      <style:text-properties officeooo:rsid="0184d70b" officeooo:paragraph-rsid="01d5348f"/>
    </style:style>
    <style:style style:name="P41" style:family="paragraph" style:parent-style-name="Text_20_body" style:list-style-name="L4">
      <style:text-properties officeooo:rsid="0184d70b" officeooo:paragraph-rsid="022e3e61"/>
    </style:style>
    <style:style style:name="P42" style:family="paragraph" style:parent-style-name="Text_20_body" style:list-style-name="L2">
      <style:text-properties officeooo:rsid="01e5e4c9" officeooo:paragraph-rsid="01e6a4d9"/>
    </style:style>
    <style:style style:name="P43" style:family="paragraph" style:parent-style-name="Text_20_body" style:list-style-name="L2">
      <style:text-properties officeooo:rsid="01e8534c" officeooo:paragraph-rsid="01e8534c"/>
    </style:style>
    <style:style style:name="P44" style:family="paragraph" style:parent-style-name="Text_20_body" style:list-style-name="L4">
      <style:text-properties officeooo:rsid="01ea4783" officeooo:paragraph-rsid="01ea4783"/>
    </style:style>
    <style:style style:name="P45" style:family="paragraph" style:parent-style-name="Text_20_body" style:list-style-name="L4">
      <style:text-properties officeooo:rsid="01eb3e90" officeooo:paragraph-rsid="01eb3e90"/>
    </style:style>
    <style:style style:name="P46" style:family="paragraph" style:parent-style-name="Text_20_body" style:list-style-name="L16">
      <style:text-properties style:font-name="Liberation Sans" fo:font-style="italic" fo:font-weight="normal" officeooo:rsid="01f37ebe" officeooo:paragraph-rsid="01f37ebe" style:font-style-asian="italic" style:font-weight-asian="normal" style:font-style-complex="italic" style:font-weight-complex="normal"/>
    </style:style>
    <style:style style:name="P47" style:family="paragraph" style:parent-style-name="Text_20_body" style:list-style-name="L16">
      <style:text-properties style:font-name="Liberation Sans" fo:font-style="italic" fo:font-weight="normal" officeooo:rsid="01f37ebe" officeooo:paragraph-rsid="01f7363c" style:font-style-asian="italic" style:font-weight-asian="normal" style:font-style-complex="italic" style:font-weight-complex="normal"/>
    </style:style>
    <style:style style:name="P48" style:family="paragraph" style:parent-style-name="Text_20_body" style:list-style-name="L16">
      <style:text-properties style:font-name="Liberation Sans" fo:font-style="italic" fo:font-weight="normal" officeooo:rsid="01f4de75" officeooo:paragraph-rsid="01f4de75" style:font-style-asian="italic" style:font-weight-asian="normal" style:font-style-complex="italic" style:font-weight-complex="normal"/>
    </style:style>
    <style:style style:name="P49" style:family="paragraph" style:parent-style-name="Text_20_body" style:list-style-name="L16">
      <style:text-properties style:font-name="Liberation Sans" fo:font-style="italic" fo:font-weight="normal" officeooo:rsid="01f4de75" officeooo:paragraph-rsid="01f7363c" style:font-style-asian="italic" style:font-weight-asian="normal" style:font-style-complex="italic" style:font-weight-complex="normal"/>
    </style:style>
    <style:style style:name="P50" style:family="paragraph" style:parent-style-name="Text_20_body" style:list-style-name="L16">
      <style:text-properties officeooo:paragraph-rsid="01f6a26a"/>
    </style:style>
    <style:style style:name="P51" style:family="paragraph" style:parent-style-name="Text_20_body" style:list-style-name="L16">
      <style:text-properties officeooo:paragraph-rsid="01f4de75"/>
    </style:style>
    <style:style style:name="P52" style:family="paragraph" style:parent-style-name="Text_20_body" style:list-style-name="L16">
      <style:text-properties officeooo:paragraph-rsid="01f7363c"/>
    </style:style>
    <style:style style:name="P53" style:family="paragraph" style:parent-style-name="Text_20_body" style:list-style-name="L16">
      <style:text-properties officeooo:paragraph-rsid="0245ef0b"/>
    </style:style>
    <style:style style:name="P54" style:family="paragraph" style:parent-style-name="Text_20_body" style:list-style-name="L16">
      <style:text-properties officeooo:rsid="01fa4138" officeooo:paragraph-rsid="01fa4138"/>
    </style:style>
    <style:style style:name="P55" style:family="paragraph" style:parent-style-name="Text_20_body">
      <style:paragraph-properties fo:text-align="justify" style:justify-single-word="false"/>
    </style:style>
    <style:style style:name="P56" style:family="paragraph" style:parent-style-name="Text_20_body" style:list-style-name="L2">
      <style:text-properties officeooo:rsid="021a2c33" officeooo:paragraph-rsid="021a2c33"/>
    </style:style>
    <style:style style:name="P57" style:family="paragraph" style:parent-style-name="Text_20_body" style:list-style-name="L4">
      <style:text-properties officeooo:rsid="022ba845" officeooo:paragraph-rsid="022ba845"/>
    </style:style>
    <style:style style:name="P58" style:family="paragraph" style:parent-style-name="Text_20_body" style:list-style-name="L4">
      <style:text-properties officeooo:rsid="022ba845" officeooo:paragraph-rsid="022e3e61"/>
    </style:style>
    <style:style style:name="P59" style:family="paragraph" style:parent-style-name="Text_20_body" style:list-style-name="L16">
      <style:text-properties officeooo:rsid="0245ef0b" officeooo:paragraph-rsid="0245ef0b"/>
    </style:style>
    <style:style style:name="P60" style:family="paragraph" style:parent-style-name="Text_20_body" style:list-style-name="L16">
      <style:text-properties officeooo:rsid="024a0210" officeooo:paragraph-rsid="024a0210"/>
    </style:style>
    <style:style style:name="P61" style:family="paragraph" style:parent-style-name="Text_20_body" style:list-style-name="L16">
      <style:text-properties officeooo:rsid="024b2b44" officeooo:paragraph-rsid="024b2b44"/>
    </style:style>
    <style:style style:name="P62" style:family="paragraph" style:parent-style-name="Text_20_body">
      <style:text-properties officeooo:paragraph-rsid="02529437"/>
    </style:style>
    <style:style style:name="P63" style:family="paragraph" style:parent-style-name="Text_20_body">
      <style:text-properties officeooo:rsid="02529437" officeooo:paragraph-rsid="02529437"/>
    </style:style>
    <style:style style:name="P64" style:family="paragraph" style:parent-style-name="Text_20_body">
      <style:text-properties officeooo:paragraph-rsid="02538ddc"/>
    </style:style>
    <style:style style:name="P65" style:family="paragraph" style:parent-style-name="Text_20_body">
      <style:text-properties officeooo:rsid="02538ddc" officeooo:paragraph-rsid="02538ddc"/>
    </style:style>
    <style:style style:name="P66" style:family="paragraph" style:parent-style-name="Text_20_body">
      <style:text-properties officeooo:paragraph-rsid="0253b3a0"/>
    </style:style>
    <style:style style:name="P67" style:family="paragraph" style:parent-style-name="Text_20_body">
      <style:text-properties officeooo:rsid="0253b3a0" officeooo:paragraph-rsid="0253b3a0"/>
    </style:style>
    <style:style style:name="P68" style:family="paragraph" style:parent-style-name="Text_20_body">
      <style:text-properties officeooo:rsid="0254d25c" officeooo:paragraph-rsid="0254d25c"/>
    </style:style>
    <style:style style:name="P69" style:family="paragraph" style:parent-style-name="Text_20_body">
      <style:text-properties officeooo:rsid="02592ddc" officeooo:paragraph-rsid="02592ddc"/>
    </style:style>
    <style:style style:name="T1" style:family="text">
      <style:text-properties officeooo:rsid="0016cddc"/>
    </style:style>
    <style:style style:name="T2" style:family="text">
      <style:text-properties officeooo:rsid="00186f9a"/>
    </style:style>
    <style:style style:name="T3" style:family="text">
      <style:text-properties officeooo:rsid="001c5be5"/>
    </style:style>
    <style:style style:name="T4" style:family="text">
      <style:text-properties fo:font-size="14pt" style:font-size-asian="14pt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7" style:family="text">
      <style:text-properties fo:font-size="16pt" fo:font-weight="bold" officeooo:rsid="001982c6" style:font-name-asian="Noto Serif CJK SC" style:font-size-asian="16pt" style:font-weight-asian="bold" style:font-name-complex="FreeSans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fo:font-style="italic" style:font-style-asian="italic" style:font-size-complex="9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ff0b7"/>
    </style:style>
    <style:style style:name="T12" style:family="text">
      <style:text-properties officeooo:rsid="0020a040"/>
    </style:style>
    <style:style style:name="T13" style:family="text">
      <style:text-properties officeooo:rsid="004b1466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2123035" style:font-size-asian="18pt" style:font-size-complex="18pt"/>
    </style:style>
    <style:style style:name="T16" style:family="text">
      <style:text-properties officeooo:rsid="017e4ca0"/>
    </style:style>
    <style:style style:name="T17" style:family="text">
      <style:text-properties officeooo:rsid="01858210"/>
    </style:style>
    <style:style style:name="T18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Liberation Sans" fo:font-style="italic" fo:font-weight="normal" officeooo:rsid="01f4de75" style:font-style-asian="italic" style:font-weight-asian="normal" style:font-style-complex="italic" style:font-weight-complex="normal"/>
    </style:style>
    <style:style style:name="T20" style:family="text">
      <style:text-properties style:font-name="Liberation Sans" fo:font-style="italic" fo:font-weight="normal" officeooo:rsid="01f6a26a" style:font-style-asian="italic" style:font-weight-asian="normal" style:font-style-complex="italic" style:font-weight-complex="normal"/>
    </style:style>
    <style:style style:name="T21" style:family="text">
      <style:text-properties style:font-name="Liberation Sans" fo:font-style="italic" fo:font-weight="normal" officeooo:rsid="01f37ebe" style:font-style-asian="italic" style:font-weight-asian="normal" style:font-style-complex="italic" style:font-weight-complex="normal"/>
    </style:style>
    <style:style style:name="T22" style:family="text">
      <style:text-properties style:font-name="Liberation Sans" fo:font-style="italic" fo:font-weight="normal" officeooo:rsid="01f8575f" style:font-style-asian="italic" style:font-weight-asian="normal" style:font-style-complex="italic" style:font-weight-complex="normal"/>
    </style:style>
    <style:style style:name="T23" style:family="text">
      <style:text-properties style:font-name="Liberation Sans" fo:font-style="italic" fo:font-weight="normal" officeooo:rsid="01fa4138" style:font-style-asian="italic" style:font-weight-asian="normal" style:font-style-complex="italic" style:font-weight-complex="normal"/>
    </style:style>
    <style:style style:name="T24" style:family="text">
      <style:text-properties style:font-name="Liberation Sans" fo:font-style="italic" fo:font-weight="normal" officeooo:rsid="02075c01" style:font-style-asian="italic" style:font-weight-asian="normal" style:font-style-complex="italic" style:font-weight-complex="normal"/>
    </style:style>
    <style:style style:name="T25" style:family="text">
      <style:text-properties style:font-name="Liberation Sans" fo:font-style="italic" fo:font-weight="normal" officeooo:rsid="024307dc" style:font-style-asian="italic" style:font-weight-asian="normal" style:font-style-complex="italic" style:font-weight-complex="normal"/>
    </style:style>
    <style:style style:name="T26" style:family="text">
      <style:text-properties style:font-name="Liberation Sans" fo:font-style="italic" fo:font-weight="normal" officeooo:rsid="02447bc4" style:font-style-asian="italic" style:font-weight-asian="normal" style:font-style-complex="italic" style:font-weight-complex="normal"/>
    </style:style>
    <style:style style:name="T27" style:family="text">
      <style:text-properties style:font-name="Liberation Sans" fo:font-style="italic" fo:font-weight="normal" officeooo:rsid="0245ef0b" style:font-style-asian="italic" style:font-weight-asian="normal" style:font-style-complex="italic" style:font-weight-complex="normal"/>
    </style:style>
    <style:style style:name="T28" style:family="text">
      <style:text-properties style:font-name="Liberation Sans" fo:font-style="italic" fo:font-weight="normal" officeooo:rsid="0247f7f9" style:font-style-asian="italic" style:font-weight-asian="normal" style:font-style-complex="italic" style:font-weight-complex="normal"/>
    </style:style>
    <style:style style:name="T29" style:family="text">
      <style:text-properties style:font-name="Liberation Sans" fo:font-style="italic" fo:font-weight="normal" officeooo:rsid="02494b2b" style:font-style-asian="italic" style:font-weight-asian="normal" style:font-style-complex="italic" style:font-weight-complex="normal"/>
    </style:style>
    <style:style style:name="T30" style:family="text">
      <style:text-properties style:font-name="Liberation Sans" fo:font-style="italic" fo:font-weight="normal" officeooo:rsid="024c5f60" style:font-style-asian="italic" style:font-weight-asian="normal" style:font-style-complex="italic" style:font-weight-complex="normal"/>
    </style:style>
    <style:style style:name="T31" style:family="text">
      <style:text-properties style:font-name="Liberation Sans" fo:font-style="italic" fo:font-weight="normal" officeooo:rsid="024f760a" style:font-style-asian="italic" style:font-weight-asian="normal" style:font-style-complex="italic" style:font-weight-complex="normal"/>
    </style:style>
    <style:style style:name="T32" style:family="text">
      <style:text-properties style:font-name="Liberation Sans" fo:font-style="italic" fo:font-weight="normal" officeooo:rsid="024fe4aa" style:font-style-asian="italic" style:font-weight-asian="normal" style:font-style-complex="italic" style:font-weight-complex="normal"/>
    </style:style>
    <style:style style:name="T33" style:family="text">
      <style:text-properties style:font-name="Liberation Sans" fo:font-size="13.3000001907349pt" fo:font-style="italic" fo:font-weight="bold" officeooo:rsid="01f7363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34" style:family="text">
      <style:text-properties style:font-name="Liberation Sans" fo:font-size="13.3000001907349pt" fo:font-style="italic" fo:font-weight="bold" officeooo:rsid="024177e6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35" style:family="text">
      <style:text-properties style:font-name="Liberation Sans" fo:font-size="11.8999996185303pt" fo:font-weight="bold" officeooo:rsid="0220b3fa" style:font-name-asian="Noto Sans CJK SC" style:font-size-asian="11.8999996185303pt" style:font-weight-asian="bold" style:font-name-complex="Lohit Devanagari" style:font-size-complex="11.8999996185303pt" style:font-weight-complex="bold"/>
    </style:style>
    <style:style style:name="T36" style:family="text">
      <style:text-properties style:font-name="Liberation Sans" fo:font-size="11.8999996185303pt" fo:font-weight="bold" officeooo:rsid="02218cc7" style:font-name-asian="Noto Sans CJK SC" style:font-size-asian="11.8999996185303pt" style:font-weight-asian="bold" style:font-name-complex="Lohit Devanagari" style:font-size-complex="11.8999996185303pt" style:font-weight-complex="bold"/>
    </style:style>
    <style:style style:name="T37" style:family="text">
      <style:text-properties style:font-name="Liberation Sans" style:font-name-asian="Noto Sans CJK SC" style:font-name-complex="Lohit Devanagari"/>
    </style:style>
    <style:style style:name="T38" style:family="text">
      <style:text-properties officeooo:rsid="01cb7cb4"/>
    </style:style>
    <style:style style:name="T39" style:family="text">
      <style:text-properties officeooo:rsid="006f18be"/>
    </style:style>
    <style:style style:name="T40" style:family="text">
      <style:text-properties officeooo:rsid="01ccb6d6"/>
    </style:style>
    <style:style style:name="T41" style:family="text">
      <style:text-properties officeooo:rsid="01cd99a6"/>
    </style:style>
    <style:style style:name="T42" style:family="text">
      <style:text-properties style:font-name="Liberation Mono" fo:font-size="12pt" officeooo:rsid="0238fa12" style:font-name-asian="Noto Sans Mono CJK SC" style:font-size-asian="10.5pt" style:font-name-complex="Liberation Mono" style:font-size-complex="12pt"/>
    </style:style>
    <style:style style:name="T43" style:family="text">
      <style:text-properties style:font-name="Liberation Mono" fo:font-size="12pt" officeooo:rsid="023e6c2d" style:font-name-asian="Noto Sans Mono CJK SC" style:font-size-asian="10.5pt" style:font-name-complex="Liberation Mono" style:font-size-complex="12pt"/>
    </style:style>
    <style:style style:name="T44" style:family="text">
      <style:text-properties style:font-name="Liberation Mono" style:font-name-asian="Noto Sans Mono CJK SC" style:font-name-complex="Liberation Mono"/>
    </style:style>
    <style:style style:name="T45" style:family="text">
      <style:text-properties fo:font-size="12pt" officeooo:rsid="01ec89c1" style:font-size-asian="10.5pt" style:font-size-complex="12pt"/>
    </style:style>
    <style:style style:name="T46" style:family="text">
      <style:text-properties officeooo:rsid="01e50657"/>
    </style:style>
    <style:style style:name="T47" style:family="text">
      <style:text-properties officeooo:rsid="01c91f1c"/>
    </style:style>
    <style:style style:name="T48" style:family="text">
      <style:text-properties officeooo:rsid="01e9297e"/>
    </style:style>
    <style:style style:name="T49" style:family="text">
      <style:text-properties officeooo:rsid="01ea4783"/>
    </style:style>
    <style:style style:name="T50" style:family="text">
      <style:text-properties officeooo:rsid="01f191a8"/>
    </style:style>
    <style:style style:name="T51" style:family="text">
      <style:text-properties officeooo:rsid="01f7363c"/>
    </style:style>
    <style:style style:name="T52" style:family="text">
      <style:text-properties officeooo:rsid="018dc0c7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254d25c" style:font-weight-asian="bold" style:font-weight-complex="bold"/>
    </style:style>
    <style:style style:name="T55" style:family="text">
      <style:text-properties officeooo:rsid="0214f189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21cb8ad" style:font-weight-asian="normal" style:font-weight-complex="normal"/>
    </style:style>
    <style:style style:name="T58" style:family="text">
      <style:text-properties fo:font-weight="normal" officeooo:rsid="021b1da8" style:font-weight-asian="normal" style:font-weight-complex="normal"/>
    </style:style>
    <style:style style:name="T59" style:family="text">
      <style:text-properties fo:font-weight="normal" officeooo:rsid="022b1202" style:font-weight-asian="normal" style:font-weight-complex="normal"/>
    </style:style>
    <style:style style:name="T60" style:family="text">
      <style:text-properties officeooo:rsid="0218b496"/>
    </style:style>
    <style:style style:name="T61" style:family="text">
      <style:text-properties officeooo:rsid="021a2c33"/>
    </style:style>
    <style:style style:name="T62" style:family="text">
      <style:text-properties officeooo:rsid="021a7db6"/>
    </style:style>
    <style:style style:name="T63" style:family="text">
      <style:text-properties officeooo:rsid="021b1da8"/>
    </style:style>
    <style:style style:name="T64" style:family="text">
      <style:text-properties officeooo:rsid="02269d2f"/>
    </style:style>
    <style:style style:name="T65" style:family="text">
      <style:text-properties officeooo:rsid="022ba845"/>
    </style:style>
    <style:style style:name="T66" style:family="text">
      <style:text-properties officeooo:rsid="022cfd64"/>
    </style:style>
    <style:style style:name="T67" style:family="text">
      <style:text-properties officeooo:rsid="022e3e61"/>
    </style:style>
    <style:style style:name="T68" style:family="text">
      <style:text-properties officeooo:rsid="022f911d"/>
    </style:style>
    <style:style style:name="T69" style:family="text">
      <style:text-properties officeooo:rsid="02302041"/>
    </style:style>
    <style:style style:name="T70" style:family="text">
      <style:text-properties officeooo:rsid="02321433"/>
    </style:style>
    <style:style style:name="T71" style:family="text">
      <style:text-properties officeooo:rsid="02334a06"/>
    </style:style>
    <style:style style:name="T72" style:family="text">
      <style:text-properties officeooo:rsid="0235ce28"/>
    </style:style>
    <style:style style:name="T73" style:family="text">
      <style:text-properties officeooo:rsid="023603c5"/>
    </style:style>
    <style:style style:name="T74" style:family="text">
      <style:text-properties officeooo:rsid="02512d54"/>
    </style:style>
    <style:style style:name="T75" style:family="text">
      <style:text-properties officeooo:rsid="02529437"/>
    </style:style>
    <style:style style:name="T76" style:family="text">
      <style:text-properties officeooo:rsid="02538ddc"/>
    </style:style>
    <style:style style:name="T77" style:family="text">
      <style:text-properties officeooo:rsid="0254d25c"/>
    </style:style>
    <style:style style:name="T78" style:family="text">
      <style:text-properties officeooo:rsid="025628a1"/>
    </style:style>
    <style:style style:name="T79" style:family="text">
      <style:text-properties officeooo:rsid="025ebd8a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draw:frame draw:style-name="fr1" draw:name="Рисунок 5" text:anchor-type="paragraph" svg:x="-0.039cm" svg:y="0.582cm" svg:width="2.037cm" style:rel-width="scale" svg:height="2.302cm" style:rel-height="scale" draw:z-index="0"><draw:image xlink:href="Pictures/10000000000000B0000000C735E6AAF6DAB409D4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Standard">Министерство образования и науки Российской Федерации</text:p>
            <text:p text:style-name="Standard">Федеральное государственное бюджетное образовательное учреждение</text:p>
            <text:p text:style-name="Standard">высшего образования</text:p>
            <text:p text:style-name="Standard">«Московский государственный технический университет</text:p>
            <text:p text:style-name="Standard">имени Н.Э. Баумана</text:p>
            <text:p text:style-name="Standard">(национальный исследовательский университет)»</text:p>
            <text:p text:style-name="Standard">(МГТУ им. Н.Э. Баумана)</text:p>
          </table:table-cell>
        </table:table-row>
      </table:table>
      <text:p text:style-name="Standard"/>
      <text:p text:style-name="Standard"/>
      <text:p text:style-name="Standard">ФАКУЛЬТЕТ<text:span text:style-name="T5"> <text:s text:c="34"/>Информатика и системы управления (ИУ) <text:s text:c="42"/></text:span></text:p>
      <text:p text:style-name="Standard"/>
      <text:p text:style-name="Standard">КАФЕДРА<text:span text:style-name="T5"> <text:s text:c="14"/></text:span><text:span text:style-name="T6">Программное обеспечение ЭВМ и информационные технологии (ИУ7) <text:s text:c="2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P3"><text:span text:style-name="T14">ОТЧЕТ ПО ЛАБОРАТОРНОЙ РАБОТЕ №</text:span><text:span text:style-name="T15">5</text:span><text:span text:style-name="T14"><text:line-break/></text:span><text:span text:style-name="T15">ОЧЕРЕДЬ</text:span></text:p>
      <text:p text:style-name="P5">ДИСЦИПЛИНА: ТИПЫ И СТРУКТУРЫ ДАННЫХ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Студент, группа<text:tab/><text:tab/><text:tab/><text:tab/><text:tab/><text:tab/></text:span><text:span text:style-name="T7">Боренко А</text:span><text:span text:style-name="T8">. ИУ7-32Б</text:span><text:span text:style-name="T4"><text:tab/><text:tab/><text:tab/><text:tab/></text:span><text:span text:style-name="T9"> <text:s text:c="7"/></text:span></text:p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0">2020 г</text:span>.</text:p>
      <text:h text:style-name="Heading_20_2" text:outline-level="2"><text:soft-page-break/>Цель работы</text:h>
      <text:p text:style-name="P55">отработка навыков работы с типом данных «очередь», представленным в виде одномерного массива и односвязного линейного списка. Сравнительный анализ реализации алгоритмов включения и исключения элементов из очереди при использовании двух указанных структур данных. Оценка эффективности программы (при различной реализации) по времени и по используемому объему памяти.</text:p>
      <text:h text:style-name="Heading_20_2" text:outline-level="2">Описание условия задачи</text:h>
      <text:h text:style-name="Heading_20_4" text:outline-level="4"><text:span text:style-name="Основной_20_шрифт_20_абзаца">Вар</text:span><text:span text:style-name="Основной_20_шрифт_20_абзаца"><text:span text:style-name="T55">иант </text:span></text:span><text:span text:style-name="Основной_20_шрифт_20_абзаца">3</text:span></text:h>
      <text:p text:style-name="P55"><text:span text:style-name="Основной_20_шрифт_20_абзаца">Система массового обслуживания состоит из двух обслуживающих аппаратов (ОА1 и ОА2) и двух очередей заявок. Всего в системе обращается 100 заявок. Заявки поступают в "хвост" каждой очереди; в ОА они поступают из "головы" очереди по одной и обслуживаются по случайному закону за интервалы времени Т1 и Т2, равномерно распределенные от 0 до 6 и от 1 до 8 единиц времени соответственно. (Все времена – вещественного типа). Каждая заявка после ОА1 c вероятностью Р=0.7 вновь поступает в "хвост" первой очереди, совершая новый цикл обслуживания, а с вероятностью 1-Р входит во вторую очередь. В начале процесса все заявки находятся в первой очереди.</text:span></text:p>
      <text:p text:style-name="P55"><text:span text:style-name="Основной_20_шрифт_20_абзаца">Смоделировать процесс обслуживания до выхода из ОА2 первых 1000 заявок. Выдавать на экран после обслуживания в ОА2 каждых 100 заявок информацию о текущей и средней длине каждой очереди, а в конце процесса - общее время моделирования, время простоя ОА2, количество срабатываний ОА1, среднее времени пребывания заявок в очереди. Обеспечить по требованию пользователя выдачу на экран адресов элементов очереди при удалении и добавлении элементов. Проследить, возникает ли при этом фрагментация памяти.</text:span></text:p>
      <text:h text:style-name="P8" text:outline-level="2">Описание Т<text:span text:style-name="T11">ехнического Задания</text:span></text:h>
      <text:h text:style-name="Heading_20_4" text:outline-level="4">Описание <text:span text:style-name="T1">ис</text:span>ходных данных <text:span text:style-name="T1">и результатов</text:span></text:h>
      <text:h text:style-name="Heading_20_5" text:outline-level="5">Исходные данные: </text:h>
      <text:list xml:id="list4195249459" text:style-name="L1">
        <text:list-item>
          <text:p text:style-name="P31"><text:span text:style-name="T46">Ввод пользователя (</text:span><text:span text:style-name="T60">Элементы очереди</text:span><text:span text:style-name="T46">)</text:span></text:p>
        </text:list-item>
      </text:list>
      <text:h text:style-name="P14" text:outline-level="5">Реультаты:</text:h>
      <text:list xml:id="list88706053" text:style-name="L2">
        <text:list-item>
          <text:p text:style-name="P32">В зависимости от выбора пользователя</text:p>
          <text:list>
            <text:list-item>
              <text:p text:style-name="P42">Работа с <text:span text:style-name="T61">очередью</text:span> /<text:span text:style-name="T47">Вывод сохраненных адресов</text:span></text:p>
            </text:list-item>
            <text:list-item>
              <text:p text:style-name="P56">Моделирование работы автоматов и очередей</text:p>
            </text:list-item>
            <text:list-item>
              <text:p text:style-name="P43">Тестирование — сравнение реализаций <text:span text:style-name="T61">списком и массивом</text:span> по памяти и по времени </text:p>
            </text:list-item>
          </text:list>
        </text:list-item>
      </text:list>
      <text:h text:style-name="Heading_20_4" text:outline-level="4">Описание задачи, реализуемой программой</text:h>
      <text:p text:style-name="P2"><text:span text:style-name="T39">Вывод меню, для реализации выбора пользователя. </text:span><text:span text:style-name="T38">Ввод </text:span><text:span text:style-name="T62">очереди</text:span><text:span text:style-name="T38">. </text:span><text:span text:style-name="T63">Моделирование работы автоматов и очередей (подробнее в описании </text:span><text:span text:style-name="T57">з</text:span><text:span text:style-name="T58">адания</text:span><text:span text:style-name="T63">)</text:span><text:span text:style-name="T38">. </text:span><text:span text:style-name="T48">Тестирование.</text:span></text:p>
      <text:h text:style-name="Heading_20_4" text:outline-level="4"><text:soft-page-break/>Способ обращения к программе</text:h>
      <text:p text:style-name="P1"><text:span text:style-name="T2">Обращение к программе происходит через терминал. </text:span><text:span text:style-name="T12">В командную строку вводится «./</text:span><text:span text:style-name="T16">app</text:span><text:span text:style-name="T12">.exe». </text:span></text:p>
      <text:h text:style-name="Heading_20_4" text:outline-level="4">Описание возможных аварийных ситуаций и ошибок пользователя</text:h>
      <text:list xml:id="list2940604651" text:style-name="L3">
        <text:list-item>
          <text:p text:style-name="P34">Ввод буквы вместо пункта меню — (Расценивается как выход)</text:p>
        </text:list-item>
        <text:list-item>
          <text:p text:style-name="P34">Ввод буквы при вводе <text:span text:style-name="T40">стека</text:span> — (Расценивается как выход в главное меню)</text:p>
        </text:list-item>
        <text:list-item>
          <text:p text:style-name="P35">Ввод цифры не из меню (тоже что и ввод <text:span text:style-name="T17">буквы</text:span>)</text:p>
        </text:list-item>
        <text:list-item>
          <text:p text:style-name="P33"><text:span text:style-name="T17">Ошибка при вводе </text:span><text:span text:style-name="T41">стека </text:span><text:span text:style-name="T17">(тоже что и ввод буквы)</text:span></text:p>
        </text:list-item>
      </text:list>
      <text:h text:style-name="Heading_20_2" text:outline-level="2">Описание внутренних структур данных</text:h>
      <text:h text:style-name="Heading_20_5" text:outline-level="5">Типы данных для работы с очередью</text:h>
      <text:p text:style-name="P17">typedef struct adress_stack_node_t adress_stack_node_t;</text:p>
      <text:p text:style-name="Preformatted_20_Text">struct adress_stack_node_t</text:p>
      <text:p text:style-name="Preformatted_20_Text">{</text:p>
      <text:p text:style-name="Preformatted_20_Text"><text:tab/>long int element;</text:p>
      <text:p text:style-name="Preformatted_20_Text"><text:tab/>adress_stack_node_t *next;</text:p>
      <text:p text:style-name="Preformatted_20_Text">};</text:p>
      <text:p text:style-name="Preformatted_20_Text"/>
      <text:p text:style-name="Preformatted_20_Text">typedef struct tw_node tw_node;</text:p>
      <text:p text:style-name="Preformatted_20_Text">typedef struct tw_list tw_list;</text:p>
      <text:p text:style-name="Preformatted_20_Text">typedef struct tw_array tw_array;</text:p>
      <text:p text:style-name="Preformatted_20_Text"/>
      <text:p text:style-name="Preformatted_20_Text">struct tw_node</text:p>
      <text:p text:style-name="Preformatted_20_Text">{</text:p>
      <text:p text:style-name="Preformatted_20_Text"><text:tab/>int element;</text:p>
      <text:p text:style-name="Preformatted_20_Text"><text:tab/>tw_node *next;</text:p>
      <text:p text:style-name="Preformatted_20_Text">};</text:p>
      <text:p text:style-name="Preformatted_20_Text"/>
      <text:p text:style-name="Preformatted_20_Text">struct tw_list</text:p>
      <text:p text:style-name="Preformatted_20_Text">{</text:p>
      <text:p text:style-name="Preformatted_20_Text"><text:tab/>tw_node *pin;</text:p>
      <text:p text:style-name="Preformatted_20_Text"><text:tab/>tw_node *pout;</text:p>
      <text:p text:style-name="Preformatted_20_Text">};</text:p>
      <text:p text:style-name="Preformatted_20_Text"/>
      <text:p text:style-name="Preformatted_20_Text">struct tw_array</text:p>
      <text:p text:style-name="Preformatted_20_Text">{</text:p>
      <text:p text:style-name="Preformatted_20_Text"><text:tab/>int size;</text:p>
      <text:p text:style-name="Preformatted_20_Text"><text:tab/>int *pin;</text:p>
      <text:p text:style-name="Preformatted_20_Text"><text:tab/>int *pout;</text:p>
      <text:p text:style-name="Preformatted_20_Text">};</text:p>
      <text:h text:style-name="P15" text:outline-level="5">Типы данных для <text:span text:style-name="T35">с адресами </text:span><text:span text:style-name="T36">(узел списка адресов)</text:span></text:h>
      <text:p text:style-name="Preformatted_20_Text">typedef struct adress_stack_node_t adress_stack_node_t;</text:p>
      <text:p text:style-name="Preformatted_20_Text">struct adress_stack_node_t</text:p>
      <text:p text:style-name="Preformatted_20_Text">{</text:p>
      <text:p text:style-name="Preformatted_20_Text"><text:tab/>long int element;</text:p>
      <text:p text:style-name="Preformatted_20_Text"><text:tab/>adress_stack_node_t *next;</text:p>
      <text:p text:style-name="Preformatted_20_Text">};</text:p>
      <text:h text:style-name="Heading_20_5" text:outline-level="5">Типы данных для вывода</text:h>
      <text:p text:style-name="P18">// Структуры вывода</text:p>
      <text:p text:style-name="P18">typedef struct intermediat_result_t intermediat_result_t;</text:p>
      <text:p text:style-name="P18">typedef struct final_result_t final_result_t;</text:p>
      <text:p text:style-name="P18"/>
      <text:p text:style-name="P18"><text:soft-page-break/>struct intermediat_result_t</text:p>
      <text:p text:style-name="P18">{</text:p>
      <text:p text:style-name="P18"><text:tab/>double current_len;</text:p>
      <text:p text:style-name="P18"><text:tab/>double average_len;</text:p>
      <text:p text:style-name="P18">};</text:p>
      <text:p text:style-name="P18">struct final_result_t</text:p>
      <text:p text:style-name="P18">{</text:p>
      <text:p text:style-name="P18"><text:tab/>my_time_t result_system_time;</text:p>
      <text:p text:style-name="P18"><text:tab/>my_time_t average_request_time1;</text:p>
      <text:p text:style-name="P18"><text:tab/>my_time_t average_request_time2;</text:p>
      <text:p text:style-name="P18"><text:tab/>int a1_calling;</text:p>
      <text:p text:style-name="P18"><text:tab/>my_time_t a2_down_time;</text:p>
      <text:p text:style-name="P19"><text:span text:style-name="T70">};</text:span></text:p>
      <text:h text:style-name="Heading_20_5" text:outline-level="5">Типы данных для моделирования работы автоматов</text:h>
      <text:p text:style-name="Preformatted_20_Text">// Очередь </text:p>
      <text:p text:style-name="Preformatted_20_Text">struct array_turn_t</text:p>
      <text:p text:style-name="Preformatted_20_Text">{</text:p>
      <text:p text:style-name="Preformatted_20_Text"><text:tab/>int id;</text:p>
      <text:p text:style-name="Preformatted_20_Text"><text:tab/>request_t *pout;</text:p>
      <text:p text:style-name="Preformatted_20_Text"><text:tab/>request_t *pin;</text:p>
      <text:p text:style-name="Preformatted_20_Text"/>
      <text:p text:style-name="Preformatted_20_Text"><text:tab/>request_t *start;</text:p>
      <text:p text:style-name="Preformatted_20_Text"><text:tab/>int max_len;</text:p>
      <text:p text:style-name="Preformatted_20_Text"><text:tab/></text:p>
      <text:p text:style-name="Preformatted_20_Text"><text:tab/>int len;</text:p>
      <text:p text:style-name="Preformatted_20_Text"><text:tab/>average_t time_av;</text:p>
      <text:p text:style-name="Preformatted_20_Text"><text:tab/>average_t len_av;</text:p>
      <text:p text:style-name="Preformatted_20_Text">};</text:p>
      <text:p text:style-name="Preformatted_20_Text">// Очередь</text:p>
      <text:p text:style-name="Preformatted_20_Text">struct list_turn_t</text:p>
      <text:p text:style-name="Preformatted_20_Text">{</text:p>
      <text:p text:style-name="Preformatted_20_Text"><text:tab/>int id;</text:p>
      <text:p text:style-name="Preformatted_20_Text"><text:tab/>list_node_t *pout;</text:p>
      <text:p text:style-name="Preformatted_20_Text"><text:tab/>list_node_t *pin;</text:p>
      <text:p text:style-name="Preformatted_20_Text"><text:tab/>int len;</text:p>
      <text:p text:style-name="Preformatted_20_Text"><text:tab/>average_t time_av;</text:p>
      <text:p text:style-name="Preformatted_20_Text"><text:tab/>average_t len_av;</text:p>
      <text:p text:style-name="Preformatted_20_Text">};</text:p>
      <text:p text:style-name="Preformatted_20_Text">// <text:span text:style-name="T64">Заявка</text:span></text:p>
      <text:p text:style-name="Preformatted_20_Text">struct request_t</text:p>
      <text:p text:style-name="Preformatted_20_Text">{</text:p>
      <text:p text:style-name="Preformatted_20_Text"><text:tab/>int id;</text:p>
      <text:p text:style-name="Preformatted_20_Text"><text:tab/>my_time_t time_entry;</text:p>
      <text:p text:style-name="Preformatted_20_Text">};</text:p>
      <text:p text:style-name="Preformatted_20_Text">// Автомат</text:p>
      <text:p text:style-name="Preformatted_20_Text">struct automat_t</text:p>
      <text:p text:style-name="Preformatted_20_Text">{</text:p>
      <text:p text:style-name="Preformatted_20_Text"><text:tab/>int id;</text:p>
      <text:p text:style-name="Preformatted_20_Text"/>
      <text:p text:style-name="Preformatted_20_Text"><text:tab/>my_time_t work_ending_time;</text:p>
      <text:p text:style-name="Preformatted_20_Text"><text:tab/>my_time_t down_time;</text:p>
      <text:p text:style-name="Preformatted_20_Text"/>
      <text:p text:style-name="Preformatted_20_Text"><text:tab/>my_time_t tmax;</text:p>
      <text:p text:style-name="Preformatted_20_Text"><text:tab/>my_time_t tmin;</text:p>
      <text:p text:style-name="Preformatted_20_Text"><text:tab/></text:p>
      <text:p text:style-name="Preformatted_20_Text"><text:tab/>int call_count;</text:p>
      <text:p text:style-name="Preformatted_20_Text"/>
      <text:p text:style-name="Preformatted_20_Text"><text:tab/>list_node_t *current_request;</text:p>
      <text:p text:style-name="Preformatted_20_Text"><text:tab/></text:p>
      <text:p text:style-name="Preformatted_20_Text"><text:tab/>list_node_t *next_turns;</text:p>
      <text:p text:style-name="Preformatted_20_Text"/>
      <text:p text:style-name="Preformatted_20_Text"><text:tab/>int (*redirection)();</text:p>
      <text:p text:style-name="Preformatted_20_Text">};</text:p>
      <text:p text:style-name="Preformatted_20_Text"><text:soft-page-break/>// Узел <text:span text:style-name="T59">одно</text:span><text:span text:style-name="T56">связного</text:span> списка</text:p>
      <text:p text:style-name="Preformatted_20_Text">struct list_node_t</text:p>
      <text:p text:style-name="Preformatted_20_Text">{</text:p>
      <text:p text:style-name="Preformatted_20_Text"><text:tab/>void *element;</text:p>
      <text:p text:style-name="Preformatted_20_Text"><text:tab/>list_node_t *next;</text:p>
      <text:p text:style-name="Preformatted_20_Text">};</text:p>
      <text:p text:style-name="Preformatted_20_Text"/>
      <text:h text:style-name="P9" text:outline-level="2">Оп<text:span text:style-name="T3">и</text:span>сание алгоритма</text:h>
      <text:list xml:id="list1329333706" text:style-name="L4">
        <text:list-item>
          <text:p text:style-name="P38">Вывести меню</text:p>
        </text:list-item>
        <text:list-item>
          <text:p text:style-name="P39">Получить введенное число</text:p>
        </text:list-item>
        <text:list-item>
          <text:p text:style-name="P39">Если это 1</text:p>
          <text:list>
            <text:list-item>
              <text:p text:style-name="P44">Вывести меню работы со <text:span text:style-name="T71">очередью</text:span></text:p>
            </text:list-item>
            <text:list-item>
              <text:p text:style-name="P44">Получить число — выбор пользователя</text:p>
            </text:list-item>
            <text:list-item>
              <text:p text:style-name="P44">Если 1</text:p>
              <text:list>
                <text:list-item>
                  <text:p text:style-name="P44">Добавить элемент</text:p>
                </text:list-item>
              </text:list>
            </text:list-item>
            <text:list-item>
              <text:p text:style-name="P44">Если 2</text:p>
              <text:list>
                <text:list-item>
                  <text:p text:style-name="P44">Удалить</text:p>
                </text:list-item>
              </text:list>
            </text:list-item>
            <text:list-item>
              <text:p text:style-name="P44">Если 3</text:p>
              <text:list>
                <text:list-item>
                  <text:p text:style-name="P37"><text:span text:style-name="T49">Вывести </text:span><text:span text:style-name="T72">очередь</text:span></text:p>
                </text:list-item>
              </text:list>
            </text:list-item>
            <text:list-item>
              <text:p text:style-name="P44">Если 4</text:p>
              <text:list>
                <text:list-item>
                  <text:p text:style-name="P44">Вывести адреса</text:p>
                </text:list-item>
              </text:list>
            </text:list-item>
            <text:list-item>
              <text:p text:style-name="P44">Если 5 или ошибка</text:p>
              <text:list>
                <text:list-item>
                  <text:p text:style-name="P44">Вывести адреса использованных ячеек памяти</text:p>
                </text:list-item>
                <text:list-item>
                  <text:p text:style-name="P44">Освободить все списки/<text:span text:style-name="T73">массивы</text:span></text:p>
                </text:list-item>
              </text:list>
            </text:list-item>
          </text:list>
        </text:list-item>
        <text:list-item>
          <text:p text:style-name="P40">Если это 2</text:p>
          <text:list>
            <text:list-item>
              <text:p text:style-name="P36"><text:span text:style-name="T65">Провести моделирование реализуя очереди </text:span><text:span text:style-name="T68">массивами</text:span></text:p>
            </text:list-item>
            <text:list-item>
              <text:p text:style-name="P57">Вывести ре<text:span text:style-name="T66">з</text:span>ультаты</text:p>
            </text:list-item>
          </text:list>
        </text:list-item>
        <text:list-item>
          <text:p text:style-name="P41">Если это <text:span text:style-name="T67">3</text:span></text:p>
          <text:list>
            <text:list-item>
              <text:p text:style-name="P58">Провести моделирование реализуя очереди списками</text:p>
            </text:list-item>
            <text:list-item>
              <text:p text:style-name="P58">Вывести ре<text:span text:style-name="T66">з</text:span>ультаты</text:p>
            </text:list-item>
          </text:list>
        </text:list-item>
        <text:list-item>
          <text:p text:style-name="P39">Если это <text:span text:style-name="T67">4</text:span></text:p>
          <text:list>
            <text:list-item>
              <text:p text:style-name="P45">Протестировать</text:p>
            </text:list-item>
            <text:list-item>
              <text:p text:style-name="P45">Вывести результаты</text:p>
            </text:list-item>
          </text:list>
        </text:list-item>
        <text:list-item>
          <text:p text:style-name="P39">Иначе </text:p>
          <text:list>
            <text:list-item>
              <text:p text:style-name="P39">Закончить работу<text:tab/></text:p>
            </text:list-item>
          </text:list>
        </text:list-item>
      </text:list>
      <text:h text:style-name="Heading_20_2" text:outline-level="2"><text:soft-page-break/><text:span text:style-name="T13">Основные ф</text:span>ункции</text:h>
      <text:p text:style-name="P29">adress_work.h</text:p>
      <text:list xml:id="list3189236613" text:style-name="L9">
        <text:list-item>
          <text:p text:style-name="P20">int add_adresses(adress_stack_node_t **head, long int adress);</text:p>
        </text:list-item>
        <text:list-item>
          <text:p text:style-name="P20">void output_adresses(adress_stack_node_t *head);</text:p>
        </text:list-item>
        <text:list-item>
          <text:p text:style-name="P20">void free_adresses(adress_stack_node_t **head);</text:p>
        </text:list-item>
      </text:list>
      <text:p text:style-name="P26">help_<text:span text:style-name="T69">functions</text:span>.h</text:p>
      <text:list xml:id="list880311900" text:style-name="L10">
        <text:list-item>
          <text:p text:style-name="P21">my_time_t random_time(my_time_t tmax, my_time_t tmin);</text:p>
        </text:list-item>
        <text:list-item>
          <text:p text:style-name="P21">int create_request(request_t **new_request, int id, int time_entry);</text:p>
        </text:list-item>
        <text:list-item>
          <text:p text:style-name="P21">void delete_request(request_t **del_request);</text:p>
        </text:list-item>
        <text:list-item>
          <text:p text:style-name="P21">int redirection1();</text:p>
        </text:list-item>
        <text:list-item>
          <text:p text:style-name="P21">int redirection2();</text:p>
        </text:list-item>
        <text:list-item>
          <text:p text:style-name="P21">int create_node(list_node_t **new_node, void *element);</text:p>
        </text:list-item>
        <text:list-item>
          <text:p text:style-name="P21">void delete_node(list_node_t **new_node);</text:p>
        </text:list-item>
        <text:list-item>
          <text:p text:style-name="P21">void add_node(list_node_t **last, list_node_t *new_node);</text:p>
        </text:list-item>
        <text:list-item>
          <text:p text:style-name="P21">list_node_t *remove_node(list_node_t **head);</text:p>
        </text:list-item>
        <text:list-item>
          <text:p text:style-name="P21">void output_intermediat_result(int a2_calling, void *turn1, void *turn2, intermediat_result_t *(*get_intermediate)(void *turn));</text:p>
        </text:list-item>
        <text:list-item>
          <text:p text:style-name="P21">final_result_t *get_final(void *turn1, void *turn2, automat_t a1, automat_t a2, my_time_t sys_time, </text:p>
        </text:list-item>
        <text:list-item>
          <text:p text:style-name="P21"><text:tab/>my_time_t (*get_av_time)(void *turn));</text:p>
        </text:list-item>
        <text:list-item>
          <text:p text:style-name="P21">void output_final_result(void *turn1, void *turn2, automat_t a1, automat_t a2, my_time_t sys_time, </text:p>
        </text:list-item>
        <text:list-item>
          <text:p text:style-name="P21"><text:tab/>my_time_t (*get_av_time)(void *turn));</text:p>
        </text:list-item>
        <text:list-item>
          <text:p text:style-name="P21">void clearInputBuf(void);</text:p>
        </text:list-item>
        <text:list-item>
          <text:p text:style-name="P21">void output_line(int size);</text:p>
        </text:list-item>
      </text:list>
      <text:p text:style-name="P28"><text:span text:style-name="T42">list_model</text:span><text:span text:style-name="T45">.h</text:span></text:p>
      <text:list xml:id="list727985638" text:style-name="L11">
        <text:list-item>
          <text:p text:style-name="P22">int list_create_turn(list_turn_t **turn, int id);</text:p>
        </text:list-item>
        <text:list-item>
          <text:p text:style-name="P22">void list_delete_turn(list_turn_t **turn);</text:p>
        </text:list-item>
        <text:list-item>
          <text:p text:style-name="P22">void list_start_fill_turn(list_turn_t **turn);</text:p>
        </text:list-item>
        <text:list-item>
          <text:p text:style-name="P22">list_node_t *list_find_turn_by_id(list_node_t *head, int turn_id);</text:p>
        </text:list-item>
        <text:list-item>
          <text:p text:style-name="P22">void list_prepearing_turns(list_turn_t **t1, list_turn_t **t2);</text:p>
        </text:list-item>
        <text:list-item>
          <text:p text:style-name="P22">void list_prepearing_automats(automat_t *a1, automat_t *a2, list_turn_t **t1, list_turn_t **t2);</text:p>
        </text:list-item>
        <text:list-item>
          <text:p text:style-name="P22">my_time_t list_modeling(list_turn_t **t1, list_turn_t **t2, automat_t *a1, automat_t *a2, int condition);</text:p>
        </text:list-item>
        <text:list-item>
          <text:p text:style-name="P22">intermediat_result_t *get_list_intermediate(void *turn);</text:p>
        </text:list-item>
        <text:list-item>
          <text:p text:style-name="P22">my_time_t list_get_average_time(void *turn);</text:p>
        </text:list-item>
      </text:list>
      <text:p text:style-name="P27"><text:span text:style-name="T44">array_model.h</text:span></text:p>
      <text:list xml:id="list3586540941" text:style-name="L12">
        <text:list-item>
          <text:p text:style-name="P23">list_node_t *array_find_turn_by_id(list_node_t *head, int turn_id);</text:p>
        </text:list-item>
        <text:list-item>
          <text:p text:style-name="P23">int array_create_turn(array_turn_t **turn, int id);</text:p>
        </text:list-item>
        <text:list-item>
          <text:p text:style-name="P23">void array_delete_turn(array_turn_t **turn);</text:p>
        </text:list-item>
        <text:list-item>
          <text:p text:style-name="P23">void array_start_fill_turn(array_turn_t **turn);</text:p>
        </text:list-item>
        <text:list-item>
          <text:p text:style-name="P23">void array_add_request(array_turn_t **turn, request_t request);</text:p>
        </text:list-item>
        <text:list-item>
          <text:p text:style-name="P23">request_t array_remove_request(array_turn_t **turn);</text:p>
        </text:list-item>
        <text:list-item>
          <text:p text:style-name="P23">void array_output_turn(array_turn_t t1);</text:p>
        </text:list-item>
        <text:list-item>
          <text:p text:style-name="P23"><text:soft-page-break/>intermediat_result_t *get_array_intermediate(void *turn);</text:p>
        </text:list-item>
        <text:list-item>
          <text:p text:style-name="P23">my_time_t array_get_average_time(void *turn);</text:p>
        </text:list-item>
        <text:list-item>
          <text:p text:style-name="P23">void array_prepearing_turns(array_turn_t **t1, array_turn_t **t2);</text:p>
        </text:list-item>
        <text:list-item>
          <text:p text:style-name="P23">void array_prearing_automats(automat_t *a1, automat_t *a2, array_turn_t **t1,array_turn_t **t2);</text:p>
        </text:list-item>
        <text:list-item>
          <text:p text:style-name="P23">void array_output_turn(array_turn_t t1);</text:p>
        </text:list-item>
        <text:list-item>
          <text:p text:style-name="P23">my_time_t array_modeling(array_turn_t **t1, array_turn_t **t2, automat_t *a1, automat_t *a2, int condition);</text:p>
        </text:list-item>
      </text:list>
      <text:p text:style-name="P28"><text:span text:style-name="T43">experiment</text:span><text:span text:style-name="T45">.h</text:span></text:p>
      <text:list xml:id="list2499165135" text:style-name="L13">
        <text:list-item>
          <text:p text:style-name="P24">void array_experiment();</text:p>
        </text:list-item>
        <text:list-item>
          <text:p text:style-name="P24">void list_experiment();</text:p>
        </text:list-item>
      </text:list>
      <text:p text:style-name="P26">testing.h</text:p>
      <text:list xml:id="list2128036089" text:style-name="L15">
        <text:list-item>
          <text:p text:style-name="P25">void testing();</text:p>
        </text:list-item>
      </text:list>
      <text:h text:style-name="P10" text:outline-level="2"><text:span text:style-name="T37">Тесты</text:span></text:h>
      <text:h text:style-name="P11" text:outline-level="4"><text:span text:style-name="T50">Главное </text:span>Меню</text:h>
      <text:list xml:id="list2933422276" text:style-name="L16">
        <text:list-item>
          <text:p text:style-name="P46">Негативные (Результат для всех — завершение программы)</text:p>
          <text:list>
            <text:list-item>
              <text:p text:style-name="P48">Ввод буквы</text:p>
            </text:list-item>
            <text:list-item>
              <text:p text:style-name="P48">Ввод числа не из приведенного списка</text:p>
            </text:list-item>
          </text:list>
        </text:list-item>
        <text:list-item>
          <text:p text:style-name="P46">Позитивные</text:p>
          <text:list>
            <text:list-item>
              <text:p text:style-name="P51"><text:span text:style-name="T19">Ввод 1 — </text:span><text:span text:style-name="T20">действие — работа с </text:span><text:span text:style-name="T25">ояередью</text:span></text:p>
            </text:list-item>
            <text:list-item>
              <text:p text:style-name="P50"><text:span text:style-name="T19">Ввод 2 — </text:span><text:span text:style-name="T20">действие — </text:span><text:span text:style-name="T26">моделирование работы автоматов</text:span></text:p>
            </text:list-item>
            <text:list-item>
              <text:p text:style-name="P50"><text:span text:style-name="T19">Ввод 3 — </text:span><text:span text:style-name="T20">действие </text:span><text:span text:style-name="T19"><text:s/>— </text:span><text:span text:style-name="T20">Тестирование</text:span></text:p>
            </text:list-item>
          </text:list>
        </text:list-item>
      </text:list>
      <text:h text:style-name="P12" text:outline-level="4"><text:span text:style-name="T52">Меню </text:span><text:span text:style-name="T51">Работ</text:span><text:span text:style-name="T33">а</text:span><text:span text:style-name="T51"> </text:span><text:span text:style-name="T33">с </text:span><text:span text:style-name="T34">очередью</text:span></text:h>
      <text:list xml:id="list110749410471853" text:continue-numbering="true" text:style-name="L16">
        <text:list-item>
          <text:p text:style-name="P52"><text:span text:style-name="T21">Негативные (Результат для всех — </text:span><text:span text:style-name="T22">выход в главное меню</text:span><text:span text:style-name="T21">)</text:span></text:p>
          <text:list>
            <text:list-item>
              <text:p text:style-name="P49">Ввод буквы</text:p>
            </text:list-item>
            <text:list-item>
              <text:p text:style-name="P49">Ввод числа не из приведенного списка</text:p>
            </text:list-item>
          </text:list>
        </text:list-item>
        <text:list-item>
          <text:p text:style-name="P47">Позитивные</text:p>
          <text:list>
            <text:list-item>
              <text:p text:style-name="P52"><text:span text:style-name="T19">Ввод 1 — </text:span><text:span text:style-name="T20">действие — </text:span><text:span text:style-name="T23">Добавление элемента</text:span></text:p>
            </text:list-item>
            <text:list-item>
              <text:p text:style-name="P52"><text:span text:style-name="T19">Ввод 2 — </text:span><text:span text:style-name="T20">действие — </text:span><text:span text:style-name="T23">Удаление элемента</text:span></text:p>
            </text:list-item>
            <text:list-item>
              <text:p text:style-name="P52"><text:span text:style-name="T19">Ввод 3 — </text:span><text:span text:style-name="T20">действие </text:span><text:span text:style-name="T19"><text:s/>— </text:span><text:span text:style-name="T23">Вывод стека</text:span></text:p>
            </text:list-item>
            <text:list-item>
              <text:p text:style-name="P54"><text:span text:style-name="T18">Ввод 4 — действие — Вывод списка адресов</text:span></text:p>
            </text:list-item>
            <text:list-item>
              <text:p text:style-name="P54"><text:span text:style-name="T18">Ввод 5 — действие — Освобождение стека, вывод списка адресов и егое освобождение</text:span></text:p>
            </text:list-item>
          </text:list>
        </text:list-item>
      </text:list>
      <text:h text:style-name="P13" text:outline-level="4">Моделирование</text:h>
      <text:list xml:id="list110749059409682" text:continue-numbering="true" text:style-name="L16">
        <text:list-item>
          <text:p text:style-name="P59"><text:span text:style-name="T24">Р</text:span><text:span text:style-name="T18">асчеты</text:span></text:p>
          <text:list>
            <text:list-item>
              <text:p text:style-name="P53"><text:span text:style-name="T27">Общее время системы </text:span><text:span text:style-name="T29">9999</text:span></text:p>
            </text:list-item>
            <text:list-item>
              <text:p text:style-name="P59"><text:soft-page-break/><text:span text:style-name="T18">Количество вызовов А1: 3</text:span><text:span text:style-name="T28">3</text:span><text:span text:style-name="T18">33</text:span></text:p>
            </text:list-item>
            <text:list-item>
              <text:p text:style-name="P59"><text:span text:style-name="T18">Время простоя </text:span><text:span text:style-name="T29">45000</text:span></text:p>
            </text:list-item>
            <text:list-item>
              <text:p text:style-name="P60"><text:span text:style-name="T29">В</text:span><text:span text:style-name="T18">ремя заявки в очереди 1: </text:span><text:span text:style-name="T30">297</text:span></text:p>
            </text:list-item>
            <text:list-item>
              <text:p text:style-name="P61"><text:span text:style-name="T18">Время заявки в очереди 2: </text:span><text:span text:style-name="T31">1,</text:span><text:span text:style-name="T32">4</text:span></text:p>
            </text:list-item>
          </text:list>
        </text:list-item>
      </text:list>
      <text:h text:style-name="Heading_20_2" text:outline-level="2">Выводы о проделанной работе</text:h>
      <text:p text:style-name="P7">Результаты тестирования <text:span text:style-name="T74">(сравнение)</text:span></text:p>
      <text:p text:style-name="P16"><text:tab/>---------------------------------------------------</text:p>
      <text:p text:style-name="P16"><text:tab/>Таблица с результатами тестирования (кол-во повторов</text:p>
      <text:p text:style-name="P16"><text:tab/>для вычисления времени = 100)</text:p>
      <text:p text:style-name="P16"><text:tab/>---------------------------------------------------</text:p>
      <text:p text:style-name="P16"><text:tab/>| <text:s text:c="4"/>type | <text:s text:c="4"/>time | <text:s text:c="2"/>memory |</text:p>
      <text:p text:style-name="P16"><text:tab/>---------------------------------------------------</text:p>
      <text:p text:style-name="P16"><text:tab/>| <text:s text:c="3"/>array | <text:s text:c="2"/>239518 | <text:s text:c="4"/>3608 |</text:p>
      <text:p text:style-name="P16"><text:tab/>| <text:s text:c="4"/>list | <text:s text:c="3"/>39598 | <text:s text:c="4"/>3592 |</text:p>
      <text:p text:style-name="P16"><text:tab/>---------------------------------------------------</text:p>
      <text:p text:style-name="P30">Массивы и списки заняли приблизительно одинаково по памяти, по времени же реализация очереди списком обходит <text:s/>релизацию массивом в 6 раз, что существенно. Поэтому очереди зачастую выгоднее <text:span text:style-name="T53">реали</text:span><text:span text:style-name="T54">з</text:span><text:span text:style-name="T53">овывать</text:span> списком.</text:p>
      <text:h text:style-name="Heading_20_2" text:outline-level="2">Ответы на вопросы</text:h>
      <text:h text:style-name="Heading_20_3" text:outline-level="3">1. Что такое очередь?</text:h>
      <text:p text:style-name="Text_20_body">Очередь – это последовательный список переменной длины, включение</text:p>
      <text:p text:style-name="Text_20_body">элементов в который идет с одной стороны (с «хвоста»), а исключение – с другой</text:p>
      <text:p text:style-name="Text_20_body">стороны (с «головы»). Принцип работы очереди: первым пришел – первым вышел, т.</text:p>
      <text:p text:style-name="P62">е. First In – First Out (FIFO).</text:p>
      <text:h text:style-name="Heading_20_3" text:outline-level="3">2. Каким образом, и какой объем памяти выделяется под хранение очереди при различной ее реализации?</text:h>
      <text:p text:style-name="P63">При реализации очереди списком выделяется память под каждый элемент непосредственно при его добавлении.</text:p>
      <text:p text:style-name="P64"><text:span text:style-name="T75">При реализации очереди массивом выделяется наибольшая память, которая возможно будет использована, а возможно нет.</text:span></text:p>
      <text:h text:style-name="Heading_20_3" text:outline-level="3">3. Каким образом освобождается память при удалении элемента из очереди при ее различной реализации?</text:h>
      <text:p text:style-name="P65">При реалиации стеком память освобождается при удалении каждого элемента.</text:p>
      <text:p text:style-name="P66"><text:span text:style-name="T76">При реалиации массивом память освобождается только при удалении всей очереди, а в случае удаления одного элемента память не освобождается, а просто переносится указатель, если очередь не переполнена.</text:span></text:p>
      <text:h text:style-name="Heading_20_3" text:outline-level="3">4. Что происходит с элементами очереди при ее просмотре?</text:h>
      <text:p text:style-name="P67">Они вынимаются из головы и кладутся в хвост — просмотр всех элементов возращает очередь в исходное состояние.</text:p>
      <text:h text:style-name="Heading_20_3" text:outline-level="3"><text:soft-page-break/>5. Каким образом эффективнее реализовывать очередь. От чего это зависит?</text:h>
      <text:p text:style-name="P68">Эффективнее в большинстве случаев реализация списком. <text:span text:style-name="T79">Зависит от наличия точного кол-ва элементов очереди.</text:span></text:p>
      <text:h text:style-name="Heading_20_3" text:outline-level="3">6. В каком случае лучше реализовать очередь посредством указателей, а в каком – массивом?</text:h>
      <text:p text:style-name="P69">Лучше реализовать массивом, если известен заранее размер очереди.</text:p>
      <text:h text:style-name="Heading_20_3" text:outline-level="3">7. Каковы достоинства и недостатки различных реализаций очереди в зависимости от выполняемых над ней операций?</text:h>
      <text:h text:style-name="Heading_20_3" text:outline-level="3">8. Что такое фрагментация памяти?</text:h>
      <text:p text:style-name="Text_20_body">Фрагментация это выделение не последовательных адресов в памяти</text:p>
      <text:h text:style-name="Heading_20_3" text:outline-level="3">9. На что необходимо обратить внимание при тестировании программы?</text:h>
      <text:p text:style-name="Text_20_body">При тестировании программы необходимо: </text:p>
      <text:p text:style-name="Text_20_body">-проверить правильность работы программы при различном заполнении очередей, т.е., когда время моделирования определяется временем обработки заявок и когда определяется временем прихода заявок; </text:p>
      <text:p text:style-name="Text_20_body">-отследить переполнение очереди, если очередь в программе ограничена. </text:p>
      <text:h text:style-name="Heading_20_3" text:outline-level="3">10. Каким образом физически выделяется и освобождается память при динамических запросах?</text:h>
      <text:p text:style-name="Text_20_body">Память представляет собой бинарную кучу с признаком — занятость-незанятость ячейки. Динамический запрос меняет признак ячейки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Noto Serif CJK SC" style:font-family-asian="'Noto Serif CJK SC'" style:font-family-generic-asian="system" style:font-pitch-asian="variable" style:font-name-complex="FreeSans" style:font-family-complex="FreeSans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54:11.403251410</meta:creation-date>
    <dc:date>2020-12-26T11:07:24.706199771</dc:date>
    <meta:editing-duration>P9DT5H15M58S</meta:editing-duration>
    <meta:editing-cycles>537</meta:editing-cycles>
    <meta:generator>LibreOffice/6.4.6.2$Linux_X86_64 LibreOffice_project/40$Build-2</meta:generator>
    <meta:document-statistic meta:table-count="1" meta:image-count="1" meta:object-count="0" meta:page-count="9" meta:paragraph-count="284" meta:word-count="1487" meta:character-count="11601" meta:non-whitespace-character-count="10225"/>
  </office:meta>
</office:document-meta>
</file>